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officeooo:rsid="000b2453" officeooo:paragraph-rsid="000b2453" style:font-size-asian="10pt" style:font-size-complex="10pt"/>
    </style:style>
    <style:style style:name="P2" style:family="paragraph" style:parent-style-name="Text_20_body">
      <style:text-properties style:font-name="Liberation Serif" fo:font-size="10pt" officeooo:rsid="000b2453" officeooo:paragraph-rsid="000b2453" style:font-size-asian="10pt" style:font-size-complex="10pt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0pt" style:font-size-asian="10pt" style:font-size-complex="10pt"/>
    </style:style>
    <style:style style:name="P4" style:family="paragraph" style:parent-style-name="Text_20_body" style:list-style-name="L1">
      <style:text-properties style:font-name="Liberation Serif"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Science and Programming:</text:p>
      <text:p text:style-name="P2">Fundamentals of Computer Science:</text:p>
      <text:list xml:id="list777094100" text:style-name="L1">
        <text:list-item>
          <text:list>
            <text:list-item>
              <text:p text:style-name="P3">Algorithms: Step-by-step procedures for solving problems.</text:p>
            </text:list-item>
            <text:list-item>
              <text:p text:style-name="P3">Data Structures: Organizing and managing data efficiently.</text:p>
            </text:list-item>
            <text:list-item>
              <text:p text:style-name="P3">Complexity Analysis: Evaluating the performance of algorithms.</text:p>
            </text:list-item>
            <text:list-item>
              <text:p text:style-name="P3">Logic and Boolean Algebra: Understanding logical operations and truth tables.</text:p>
            </text:list-item>
            <text:list-item>
              <text:p text:style-name="P3">Number Systems: Binary, decimal, hexadecimal, and their conversions.</text:p>
            </text:list-item>
          </text:list>
        </text:list-item>
        <text:list-item>
          <text:p text:style-name="P4">Programming Languages:</text:p>
          <text:list>
            <text:list-item>
              <text:p text:style-name="P3">Syntax and Semantics: Rules and structure of programming languages.</text:p>
            </text:list-item>
            <text:list-item>
              <text:p text:style-name="P3">Variables, Data Types, and Operators: Storing and manipulating data.</text:p>
            </text:list-item>
            <text:list-item>
              <text:p text:style-name="P3">Control Structures: Decision-making (if-else), looping (for, while), and branching.</text:p>
            </text:list-item>
            <text:list-item>
              <text:p text:style-name="P3">Functions and Procedures: Modular code blocks for reusability.</text:p>
            </text:list-item>
            <text:list-item>
              <text:p text:style-name="P3">Object-Oriented Programming (OOP): Concepts like classes, objects, inheritance, polymorphism, and encapsulation.</text:p>
            </text:list-item>
          </text:list>
        </text:list-item>
        <text:list-item>
          <text:p text:style-name="P4">Software Development:</text:p>
          <text:list>
            <text:list-item>
              <text:p text:style-name="P3">Software Development Life Cycle (SDLC): Phases like requirements analysis, design, coding, testing, deployment, and maintenance.</text:p>
            </text:list-item>
            <text:list-item>
              <text:p text:style-name="P3">Version Control: Managing changes to code using tools like Git.</text:p>
            </text:list-item>
            <text:list-item>
              <text:p text:style-name="P3">Debugging and Troubleshooting: Identifying and fixing errors in code.</text:p>
            </text:list-item>
            <text:list-item>
              <text:p text:style-name="P3">Testing: Unit testing, integration testing, and test-driven development.</text:p>
            </text:list-item>
            <text:list-item>
              <text:p text:style-name="P3">Software Documentation: Writing clear and concise documentation for code and projects.</text:p>
            </text:list-item>
          </text:list>
        </text:list-item>
        <text:list-item>
          <text:p text:style-name="P4">Data Structures and Algorithms:</text:p>
          <text:list>
            <text:list-item>
              <text:p text:style-name="P3">Arrays, Linked Lists, Stacks, Queues: Organizing and manipulating data.</text:p>
            </text:list-item>
            <text:list-item>
              <text:p text:style-name="P3">Trees, Graphs: Representing hierarchical and interconnected data structures.</text:p>
            </text:list-item>
            <text:list-item>
              <text:p text:style-name="P3">Sorting and Searching Algorithms: Techniques for arranging and finding data efficiently.</text:p>
            </text:list-item>
            <text:list-item>
              <text:p text:style-name="P3">Dynamic Programming, Recursion: Approaches for solving complex problems.</text:p>
            </text:list-item>
            <text:list-item>
              <text:p text:style-name="P3">Complexity Analysis: Time and space complexity of algorithms.</text:p>
            </text:list-item>
          </text:list>
        </text:list-item>
        <text:list-item>
          <text:p text:style-name="P4">Databases and SQL:</text:p>
          <text:list>
            <text:list-item>
              <text:p text:style-name="P3">Relational Databases: Designing and managing structured data using tables.</text:p>
            </text:list-item>
            <text:list-item>
              <text:p text:style-name="P3">SQL (Structured Query Language): Querying, modifying, and retrieving data.</text:p>
            </text:list-item>
            <text:list-item>
              <text:p text:style-name="P3">Database Normalization: Organizing data to minimize redundancy and anomalies.</text:p>
            </text:list-item>
            <text:list-item>
              <text:p text:style-name="P3">Database Management Systems (DBMS): Tools like MySQL, PostgreSQL, Oracle, etc.</text:p>
            </text:list-item>
          </text:list>
        </text:list-item>
        <text:list-item>
          <text:p text:style-name="P4">Computer Networks:</text:p>
          <text:list>
            <text:list-item>
              <text:p text:style-name="P3">Network Protocols: TCP/IP, HTTP, FTP, DNS, etc.</text:p>
            </text:list-item>
            <text:list-item>
              <text:p text:style-name="P3">Client-Server Architecture: Interactions between clients and servers.</text:p>
            </text:list-item>
            <text:list-item>
              <text:p text:style-name="P3">Network Security: Concepts like encryption, authentication, and firewalls.</text:p>
            </text:list-item>
            <text:list-item>
              <text:p text:style-name="P3">Internet of Things (IoT): Connecting devices and transferring data over networks.</text:p>
            </text:list-item>
          </text:list>
        </text:list-item>
        <text:list-item>
          <text:p text:style-name="P4">Operating Systems:</text:p>
          <text:list>
            <text:list-item>
              <text:p text:style-name="P3">Process Management: Managing processes, threads, and scheduling.</text:p>
            </text:list-item>
            <text:list-item>
              <text:p text:style-name="P3">Memory Management: Allocating and managing system memory.</text:p>
            </text:list-item>
            <text:list-item>
              <text:p text:style-name="P3">File Systems: Organizing and accessing files and directories.</text:p>
            </text:list-item>
            <text:list-item>
              <text:p text:style-name="P3">Device Drivers: Interfacing with hardware components.</text:p>
            </text:list-item>
          </text:list>
        </text:list-item>
        <text:list-item>
          <text:p text:style-name="P4">Artificial Intelligence (AI) and Machine Learning (ML):</text:p>
          <text:list>
            <text:list-item>
              <text:p text:style-name="P3">AI Concepts: Expert systems, knowledge representation, natural language processing, etc.</text:p>
            </text:list-item>
            <text:list-item>
              <text:p text:style-name="P3">ML Algorithms: Supervised learning, unsupervised learning, neural networks, decision trees, etc.</text:p>
            </text:list-item>
            <text:list-item>
              <text:p text:style-name="P3">Data Preprocessing: Cleaning, transforming, and preparing data for analysis.</text:p>
            </text:list-item>
            <text:list-item>
              <text:p text:style-name="P3">Model Training and Evaluation: Training ML models and evaluating their performance.</text:p>
            </text:list-item>
          </text:list>
        </text:list-item>
        <text:list-item>
          <text:p text:style-name="P4">Web Development:</text:p>
          <text:list>
            <text:list-item>
              <text:p text:style-name="P3">Front-End Development: HTML, CSS, JavaScript, frameworks like React or Angular.</text:p>
            </text:list-item>
            <text:list-item>
              <text:p text:style-name="P3"><text:soft-page-break/>Back-End Development: Server-side programming languages (e.g., Java, Python, Node.js), frameworks like Spring or Django, databases.</text:p>
            </text:list-item>
            <text:list-item>
              <text:p text:style-name="P3">Web APIs: Designing and consuming APIs for web communication.</text:p>
            </text:list-item>
            <text:list-item>
              <text:p text:style-name="P3">Security and Authentication: Implementing secure practices and user authentication.</text:p>
            </text:list-item>
          </text:list>
        </text:list-item>
        <text:list-item>
          <text:p text:style-name="P4">Software Engineering and Project Management:</text:p>
          <text:list>
            <text:list-item>
              <text:p text:style-name="P3">Software Requirements Engineering: Gathering, analyzing, and documenting project requirements.</text:p>
            </text:list-item>
            <text:list-item>
              <text:p text:style-name="P3">Agile Methodologies: Scrum, Kanban, iterative development, and continuous integration.</text:p>
            </text:list-item>
            <text:list-item>
              <text:p text:style-name="P3">Software Design Patterns: Reusable solutions to common software design problems.</text:p>
            </text:list-item>
            <text:list-item>
              <text:p text:style-name="P3">Project Planning and Estimation: Managing resources, timeframes, and project scope.</text:p>
            </text:list-item>
            <text:list-item>
              <text:p text:style-name="P4">Collaboration and Communication: Working effectively in teams and communicating with stakeholder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48:06.877461611</meta:creation-date>
    <dc:date>2023-07-11T15:49:53.731576970</dc:date>
    <meta:editing-duration>PT1M47S</meta:editing-duration>
    <meta:editing-cycles>1</meta:editing-cycles>
    <meta:document-statistic meta:table-count="0" meta:image-count="0" meta:object-count="0" meta:page-count="2" meta:paragraph-count="56" meta:word-count="503" meta:character-count="3820" meta:non-whitespace-character-count="3427"/>
    <meta:generator>LibreOffice/7.3.7.2$Linux_X86_64 LibreOffice_project/30$Build-2</meta:generator>
  </office:meta>
</office:document-meta>
</file>